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85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8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 style:list-style-name="L2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 loext:hyphenation-no-caps="false"/>
    </style:style>
    <style:style style:name="P4" style:family="paragraph">
      <style:paragraph-properties style:writing-mode="lr-tb"/>
      <style:text-properties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hyphenate="false" loext:hyphenation-no-caps="false"/>
    </style:style>
    <style:style style:name="P7" style:family="paragraph">
      <loext:graphic-properties draw:fill="none" draw:fill-color="#ffffff"/>
      <style:paragraph-properties fo:margin-top="0cm" fo:margin-bottom="0cm" style:writing-mode="lr-tb">
        <style:tab-stops/>
      </style:paragraph-properties>
      <style:text-properties fo:font-size="12pt" fo:hyphenate="false" loext:hyphenation-no-caps="false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372cm" fo:margin-bottom="0cm" fo:text-indent="0cm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.372cm" fo:margin-bottom="0cm" fo:text-indent="0cm" style:writing-mode="lr-tb"/>
    </style:style>
    <style:style style:name="P13" style:family="paragraph">
      <style:paragraph-properties fo:margin-left="0cm" fo:margin-right="0cm" fo:margin-top="0.3cm" fo:margin-bottom="0cm" fo:text-indent="0cm" style:writing-mode="lr-tb"/>
    </style:style>
    <style:style style:name="P14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I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 text:start-value="4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 text:start-value="30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Decentralized Shares<text:line-break/>by Toon Machar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ontents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Design</text:p>
              </text:list-item>
              <text:list-item>
                <text:p text:style-name="P3">Functionality of Smart Contracts (partial)</text:p>
              </text:list-item>
              <text:list-item>
                <text:p text:style-name="P3">Demo (not ye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. Design</text:p>
          </draw:text-box>
        </draw:frame>
        <draw:frame draw:style-name="gr2" draw:text-style-name="P7" draw:layer="layout" svg:width="26.035cm" svg:height="12.101cm" svg:x="1cm" svg:y="1.905cm">
          <draw:text-box>
            <text:list text:style-name="L3">
              <text:list-item>
                <text:p text:style-name="P6"><text:span text:style-name="T1">Cryptoshares</text:span></text:p>
              </text:list-item>
              <text:list-item>
                <text:p text:style-name="P6"><text:span text:style-name="T1">Cryptoshare Concepts</text:span></text:p>
              </text:list-item>
              <text:list-item>
                <text:p text:style-name="P6"><text:span text:style-name="T1">Relationships between Concepts</text:span></text:p>
              </text:list-item>
              <text:list-item>
                <text:p text:style-name="P6"><text:span text:style-name="T1">Important Decisions</text:span></text:p>
              </text:list-item>
              <text:list-item>
                <text:p text:style-name="P6"><text:span text:style-name="T1">Implementation</text:span></text:p>
              </text:list-item>
              <text:list-item>
                <text:p text:style-name="P6"><text:span text:style-name="T1">Three Separate Smart Contracts</text:span></text:p>
              </text:list-item>
              <text:list-item>
                <text:p text:style-name="P6"><text:span text:style-name="T1">Shares and Scrutineer – One or Two Contracts?</text:span></text:p>
              </text:list-item>
              <text:list-item>
                <text:p text:style-name="P6"><text:span text:style-name="T1">Shares and Scrutineer in a Smart Contract</text:span></text:p>
              </text:list-item>
              <text:list-item>
                <text:p text:style-name="P6"><text:span text:style-name="T1">Size Reduction of Smart Contract</text:span></text:p>
              </text:list-item>
              <text:list-item>
                <text:p text:style-name="P6"><text:span text:style-name="T1">Diamond Pattern</text:span></text:p>
              </text:list-item>
              <text:list-item>
                <text:p text:style-name="P6"><text:span text:style-name="T1">EIP-2535 Contract Interface</text:span></text:p>
              </text:list-item>
              <text:list-item>
                <text:p text:style-name="P6"><text:span text:style-name="T1">Types of Decentralized Exchanges</text:span></text:p>
              </text:list-item>
              <text:list-item>
                <text:p text:style-name="P6"><text:span text:style-name="T1">Which Exchange is Best?</text:span></text:p>
              </text:list-item>
              <text:list-item>
                <text:p text:style-name="P6"><text:span text:style-name="T1">Liquidity Pool Exchange Problems</text:span></text:p>
              </text:list-item>
              <text:list-item>
                <text:p text:style-name="P6"><text:span text:style-name="T1">Public Offering</text:span></text:p>
              </text:list-item>
              <text:list-item>
                <text:p text:style-name="P6"><text:span text:style-name="T1">Impermanent Loss Example</text:span></text:p>
              </text:list-item>
              <text:list-item>
                <text:p text:style-name="P6"><text:span text:style-name="T1">Liquidity Pool Exchange Audience</text:span></text:p>
              </text:list-item>
              <text:list-item>
                <text:p text:style-name="P6"><text:span text:style-name="T1">Order Book Exchange Audience</text:span></text:p>
              </text:list-item>
              <text:list-item>
                <text:p text:style-name="P6"><text:span text:style-name="T1">Stimulate Liquidity on Order Book Exchange</text:span></text:p>
              </text:list-item>
              <text:list-item>
                <text:p text:style-name="P6"><text:span text:style-name="T1">Arbitrage Chain</text:span></text:p>
              </text:list-item>
              <text:list-item>
                <text:p text:style-name="P6"><text:span text:style-name="T1">Equivalent Arbitrage Chains</text:span></text:p>
              </text:list-item>
              <text:list-item>
                <text:p text:style-name="P6"><text:span text:style-name="T1">Arbitrage Chain Break Up</text:span></text:p>
              </text:list-item>
              <text:list-item>
                <text:p text:style-name="P6"><text:span text:style-name="T1">Arbitrage Example</text:span></text:p>
              </text:list-item>
              <text:list-item>
                <text:p text:style-name="P6"><text:span text:style-name="T1">Exchange Smart Contract</text:span></text:p>
              </text:list-item>
              <text:list-item>
                <text:p text:style-name="P6"><text:span text:style-name="T1">Cryptoshares Adop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Cryptoshare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re exist a lot of <text:span text:style-name="T2">cryptocurrencies</text:span> on the Ethereum blockchain</text:p>
              </text:list-item>
              <text:list-item>
                <text:p>What about <text:span text:style-name="T2">cryptoshares</text:span> = ownership of an organiz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ryptoshare Concep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<text:span text:style-name="T2">Company:</text:span> an organisation with multiple stakeholders</text:p>
              </text:list-item>
              <text:list-item>
                <text:p><text:span text:style-name="T2">Share:</text:span><text:span text:style-name="T3"> partial ownership of an organisation</text:span></text:p>
              </text:list-item>
              <text:list-item>
                <text:p><text:span text:style-name="T2">Shareholder:</text:span> someone who controls shares</text:p>
              </text:list-item>
              <text:list-item>
                <text:p><text:span text:style-name="T2">Exchange:</text:span> a place where shares are traded</text:p>
              </text:list-item>
              <text:list-item>
                <text:p><text:span text:style-name="T2">Scrutineer:</text:span><text:span text:style-name="T3"> a place where votes are register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elationships between Concep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<text:span text:style-name="T2">Shareholders</text:span> own part of a <text:span text:style-name="T2">company</text:span> through the <text:span text:style-name="T2">shares</text:span> they hold</text:p>
              </text:list-item>
              <text:list-item>
                <text:p><text:span text:style-name="T2">Shareholders</text:span><text:span text:style-name="T3"> buy and sell </text:span><text:span text:style-name="T2">shares</text:span><text:span text:style-name="T3"> through an </text:span><text:span text:style-name="T2">exchange</text:span></text:p>
              </text:list-item>
              <text:list-item>
                <text:p><text:span text:style-name="T2">Shareholders</text:span> make important decisions through votes that are proportional to the number of <text:span text:style-name="T2">shares</text:span> they own</text:p>
              </text:list-item>
              <text:list-item>
                <text:p>A <text:span text:style-name="T2">Scrutineer</text:span><text:span text:style-name="T3"> validates decisions made by </text:span><text:span text:style-name="T2">sharehol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mportant Decis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A company <text:span text:style-name="T2">issues shares</text:span> that it can <text:span text:style-name="T2">sell</text:span> on an exchange to raise funds</text:p>
              </text:list-item>
              <text:list-item>
                <text:p><text:span text:style-name="T4">A </text:span>company <text:span text:style-name="T2">repurchases its own shares</text:span> from shareholders that want to reduce their stake in the company and <text:span text:style-name="T2">may destroy</text:span> the repurchased shares</text:p>
              </text:list-item>
              <text:list-item>
                <text:p><text:span text:style-name="T4">A </text:span>company <text:span text:style-name="T2">distributes dividends</text:span><text:span text:style-name="T3"> among its shareholders</text:span></text:p>
              </text:list-item>
              <text:list-item>
                <text:p>A scrutineer may have to validate these deci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mplementation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8"><text:span text:style-name="T5">Company:</text:span><text:span text:style-name="T4"> </text:span>represented by an address, controls its shares</text:p>
              </text:list-item>
              <text:list-item>
                <text:p><text:span text:style-name="T2">Share:</text:span> an extension of ERC20 to allow the company to issue and destroy shares, to sell and buy its own shares on an exchange and to distribute dividends</text:p>
              </text:list-item>
              <text:list-item>
                <text:p><text:span text:style-name="T2">Shareholder:</text:span> represented by an address</text:p>
              </text:list-item>
              <text:list-item>
                <text:p><text:span text:style-name="T2">Exchange:</text:span><text:span text:style-name="T3"> decentralized smart contract</text:span></text:p>
              </text:list-item>
              <text:list-item>
                <text:p><text:span text:style-name="T2">Scrutineer:</text:span><text:span text:style-name="T3"> decentralized smart contra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hree Separate Smart Contrac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Smart contract for</text:p>
                <text:list>
                  <text:list-item>
                    <text:p><text:span text:style-name="T2">Shares:</text:span> a reference smart contract, based on ERC20 and adding functionality</text:p>
                  </text:list-item>
                  <text:list-item>
                    <text:p><text:span text:style-name="T2">Scrutineer:</text:span> a reference smart contract that can be used by the shares smart contract to control the actions of the shares smart contract</text:p>
                  </text:list-item>
                  <text:list-item>
                    <text:p><text:span text:style-name="T2">Exchange:</text:span> crucial for raising funds and trading sha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hares and Scrutineer – One or Two Contracts?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Together in one contract?</text:p>
              </text:list-item>
              <text:list-item>
                <text:p>Or 2 separate contracts?</text:p>
              </text:list-item>
              <text:list-item>
                <text:p>What do you think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9">Shares and Scrutineer in a Smart Contract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t were 3 separate contracts!<text:line-break/>Until I realized that the 3<text:span text:style-name="T6">rd</text:span> contract split off only gained 153 bytes in the main contract while introducing a lot of extra gas costs</text:p>
              </text:list-item>
              <text:list-item>
                <text:p text:style-name="P10">Why?</text:p>
                <text:list>
                  <text:list-item>
                    <text:p>I tried one contract, but Ethereum forbids it. <text:s/>Compiled contracts can be 24 KB in size and no more (Spurious Dragon)</text:p>
                  </text:list-item>
                </text:list>
              </text:list-item>
              <text:list-item>
                <text:p>I ended up with 2 contracts:</text:p>
                <text:list>
                  <text:list-item>
                    <text:p>Scrutineer: 12035 bytes</text:p>
                  </text:list-item>
                  <text:list-item>
                    <text:p>Share: 23700 bytes (876 bytes below limit after having removed 12 KB of the smart contract through restructuring 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ize Reduction of Smart Contract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Split off some functionality to other smart contracts, this results in a net increase of the size of all contracts, but each individual contract is smaller than all contracts put together</text:p>
                <text:list>
                  <text:list-item>
                    <text:p>Scrutineer smart contract split off</text:p>
                  </text:list-item>
                </text:list>
              </text:list-item>
              <text:list-item>
                <text:p>Optimize the code in the contract</text:p>
                <text:list>
                  <text:list-item>
                    <text:p>Reuse code wherever possible: &gt; 12 KB</text:p>
                  </text:list-item>
                  <text:list-item>
                    <text:p>Remove code that can be put elsewhere: ? bytes</text:p>
                  </text:list-item>
                  <text:list-item>
                    <text:p>Putting modifier code in a function: 400 bytes</text:p>
                  </text:list-item>
                  <text:list-item>
                    <text:p>Drop error messages: 254 by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Diamond Pattern</text:p>
          </draw:text-box>
        </draw:frame>
        <draw:frame presentation:style-name="pr9" draw:text-style-name="P1" draw:layer="layout" svg:width="26cm" svg:height="10cm" svg:x="0.67cm" svg:y="3cm" presentation:class="outline" presentation:user-transformed="true">
          <draw:text-box>
            <text:list text:style-name="L4">
              <text:list-item>
                <text:p>There is a way to work around the contract size limit</text:p>
              </text:list-item>
              <text:list-item>
                <text:p>It is called the “Diamond Pattern”</text:p>
                <text:list>
                  <text:list-item>
                    <text:p>Because a cut diamond has a lot of faces (or facelets)</text:p>
                  </text:list-item>
                  <text:list-item>
                    <text:p>You are supposed to break up your contract in many separate contracts called facelets</text:p>
                  </text:list-item>
                  <text:list-item>
                    <text:p>A diamond smart contract acts as your contract with no size limit and finds the right code in the facelets through assembly magic</text:p>
                  </text:list-item>
                </text:list>
              </text:list-item>
              <text:list-item>
                <text:p text:style-name="P8"><text:span text:style-name="T4">The formal name is </text:span>EIP-2535</text:p>
              </text:list-item>
              <text:list-item>
                <text:p text:style-name="P8">There are actually 3 different reference implementations!<text:line-break/>(You can trade off between complexity and gas cos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IP-2535 Contract Interface</text:p>
          </draw:text-box>
        </draw:frame>
        <draw:frame presentation:style-name="pr9" draw:text-style-name="P1" draw:layer="layout" svg:width="26cm" svg:height="1.445cm" svg:x="1.27cm" svg:y="12.7cm" presentation:class="outline" presentation:user-transformed="true">
          <draw:text-box>
            <text:list text:style-name="L4">
              <text:list-item>
                <text:p>No Way!</text:p>
              </text:list-item>
            </text:list>
          </draw:text-box>
        </draw:frame>
        <draw:frame draw:style-name="gr3" draw:text-style-name="P11" draw:layer="layout" svg:width="24.765cm" svg:height="10.916cm" svg:x="1.27cm" svg:y="1.905cm">
          <draw:text-box>
            <text:p><text:s text:c="4"/>fallback() external payable {</text:p>
            <text:p><text:s text:c="8"/>LibDiamond.DiamondStorage storage ds;</text:p>
            <text:p><text:s text:c="8"/>bytes32 position = LibDiamond.DIAMOND_STORAGE_POSITION;</text:p>
            <text:p><text:s text:c="8"/>assembly { ds.slot := position }</text:p>
            <text:p><text:s text:c="8"/>address facet = ds.facetAddressAndSelectorPosition[msg.sig].facetAddress;</text:p>
            <text:p><text:s text:c="8"/>require(facet != address(0), "Diamond: Function does not exist");</text:p>
            <text:p><text:s text:c="8"/>assembly {</text:p>
            <text:p><text:s text:c="12"/>calldatacopy(0, 0, calldatasize())</text:p>
            <text:p><text:s text:c="12"/>let result := delegatecall(gas(), facet, 0, calldatasize(), 0, 0)</text:p>
            <text:p><text:s text:c="12"/>returndatacopy(0, 0, returndatasize())</text:p>
            <text:p><text:s text:c="12"/>switch result</text:p>
            <text:p><text:s text:c="16"/>case 0 { revert(0, returndatasize()) }</text:p>
            <text:p><text:s text:c="16"/>default { return(0, returndatasize()) }</text:p>
            <text:p><text:s text:c="8"/>}</text:p>
            <text:p><text:s text:c="4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ypes of Decentralized Exchange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2">Order book exchange:</text:p>
                <text:list>
                  <text:list-item>
                    <text:p text:style-name="P1">Straightforward</text:p>
                  </text:list-item>
                  <text:list-item>
                    <text:p text:style-name="P1">People say how much they want to sell for which price (ask) or how much they want to buy for which price (bid)</text:p>
                  </text:list-item>
                  <text:list-item>
                    <text:p text:style-name="P1">Requires both sellers and buyers to be present at the same time or there is no liquidity</text:p>
                  </text:list-item>
                </text:list>
              </text:list-item>
              <text:list-item>
                <text:p text:style-name="P12">Liquidity pool exchange:</text:p>
                <text:list>
                  <text:list-item>
                    <text:p text:style-name="P13">Provides liquidity even though no one else is there</text:p>
                  </text:list-item>
                </text:list>
              </text:list-item>
              <text:list-item>
                <text:p text:style-name="P12">Aggregators search on multiple exchanges to increase liquid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Which Exchange Is Best?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<text:span text:style-name="T2">Order book</text:span> exchange versus <text:span text:style-name="T2">liquidity pool</text:span> exchange</text:p>
              </text:list-item>
              <text:list-item>
                <text:p text:style-name="P1">Which one is better for traders?</text:p>
              </text:list-item>
              <text:list-item>
                <text:p text:style-name="P1">Which one is better for compani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Liquidity Pool Exchange Problem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How does a <text:span text:style-name="T2">public offering</text:span> to raise money work?</text:p>
              </text:list-item>
              <text:list-item>
                <text:p text:style-name="P1">The <text:span text:style-name="T2">value of a company cannot be put in a formula</text:span>, e.g. its value may change instantly on signing a contract</text:p>
              </text:list-item>
              <text:list-item>
                <text:p text:style-name="P1">Liquidity pools suffer from <text:span text:style-name="T2">impermanent loss</text:span> with volatile assets and do not work well with non-volatile assets</text:p>
              </text:list-item>
              <text:list-item>
                <text:p text:style-name="P1"><text:span text:style-name="T2">Trades in a liquidity pool require a fee</text:span> (at least to partially offset the impermanent loss), while trades through an order book can happen without a fee (except for the gas fe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ublic Offering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ompany X has Y shares to offer for a price of Z per share</text:p>
              </text:list-item>
              <text:list-item>
                <text:p>On an order book exchange:</text:p>
                <text:list>
                  <text:list-item>
                    <text:p>Company X places an ask order of Y shares for a price of Z</text:p>
                  </text:list-item>
                  <text:list-item>
                    <text:p>Interested buyers place bid orders for a price of Z</text:p>
                  </text:list-item>
                  <text:list-item>
                    <text:p>Company X <text:span text:style-name="T2">raises</text:span> Y*Z of funds</text:p>
                  </text:list-item>
                </text:list>
              </text:list-item>
              <text:list-item>
                <text:p>On a liquidity pool exchange:</text:p>
                <text:list>
                  <text:list-item>
                    <text:p>Company X thinks each share is worth Z</text:p>
                  </text:list-item>
                  <text:list-item>
                    <text:p>Company X needs to put Y shares and Y*Z of funds in a liquidity pool</text:p>
                  </text:list-item>
                  <text:list-item>
                    <text:p>Company X <text:span text:style-name="T2">lends</text:span> Y*Z of fu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mpermanent Loss Exampl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Alice and Bob each have 100 X and 100 Y. <text:s/>Alice keeps her tokens in a wallet, Bob puts them in a liquidity pool.</text:p>
              </text:list-item>
              <text:list-item>
                <text:p text:style-name="P1">Initially 1*X = 1*Y, then the value of 1*Y instantly rises to 2*X</text:p>
              </text:list-item>
              <text:list-item>
                <text:p text:style-name="P1"><text:span text:style-name="T4">Traders inject X in Bob’s liquidity pool and extract Y from it until there are twice as many X as Y. <text:s/>For Bob’s liquidity pool:</text:span><text:span text:style-name="T4"><text:line-break/></text:span><text:span text:style-name="T4">X*Y = 10 000, thus Bob keeps </text:span>141.42… <text:span text:style-name="T3">X and 70</text:span>.71… Y</text:p>
              </text:list-item>
              <text:list-item>
                <text:p text:style-name="P1">The remaining value in Alice’s wallet is 300 X, the remaining value in Bob’s wallet is 282.84… X</text:p>
              </text:list-item>
              <text:list-item>
                <text:p text:style-name="P1">Bob loses 17.16 X for putting his tokens in a liquidity pool (but the traders are happ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Liquidity Pool Exchange Audien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mpermanent loss is only impermanent for impermanent fluctuations, impermanent loss is permanent for permanent fluctuations!</text:p>
              </text:list-item>
              <text:list-item>
                <text:p>Traders pocket the permanent impermanent loss</text:p>
              </text:list-item>
              <text:list-item>
                <text:p>Companies cannot raise funds easily in a liquidity pool exchange</text:p>
              </text:list-item>
              <text:list-item>
                <text:p>Liquidity pool exchanges are for tra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rder Book Exchange Audien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ompanies can easily raise funds through an order book exchange</text:p>
              </text:list-item>
              <text:list-item>
                <text:p>If there are interested buyers, they will buy shares wherever the company sells them and liquidity is not an issue</text:p>
              </text:list-item>
              <text:list-item>
                <text:p>Decentralized order book exchanges can (and should) ask no trade commission, so they are also the cheapest way to trade</text:p>
              </text:list-item>
              <text:list-item>
                <text:p>Order book exchanges are for (shares of) compan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timulate Liquidity on Order Book Exchang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Take away the incentive to fork an order book exchange smart contract, so trades will be more concentrated. <text:s/>This implies that order book exchanges cannot ask for fees.</text:p>
              </text:list-item>
              <text:list-item>
                <text:p text:style-name="P1">Provide support for arbitrage. <text:s/>Extra liquidity will be provided by people who identify arbitrage opportunit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bitrage Chain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Imagine tokens A, B, C, D, E.<text:line-break/>We have an initial amount of A tokens,</text:p>
                <text:list>
                  <text:list-item>
                    <text:p text:style-name="P1">we swap the A tokens to B tokens,</text:p>
                  </text:list-item>
                  <text:list-item>
                    <text:p text:style-name="P1">the B tokens to C tokens,</text:p>
                  </text:list-item>
                  <text:list-item>
                    <text:p text:style-name="P1">the C tokens to D tokens,</text:p>
                  </text:list-item>
                  <text:list-item>
                    <text:p text:style-name="P1">the D tokens to E tokens and</text:p>
                  </text:list-item>
                  <text:list-item>
                    <text:p text:style-name="P1">the E tokens back to A tokens.</text:p>
                  </text:list-item>
                </text:list>
              </text:list-item>
              <text:list-item>
                <text:p text:style-name="P1">We may end up with more tokens of A than we started with</text:p>
              </text:list-item>
              <text:list-item>
                <text:p text:style-name="P1">This is an arbitrage opportunity (we gain from only trad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quivalent Arbitrage Chai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f we assume that A → C → A keeps the amount of A constant,</text:p>
                <text:list>
                  <text:list-item>
                    <text:p>Then the swap A → B → C → D → E → A<text:line-break/>will result in the same gain of A tokens as</text:p>
                  </text:list-item>
                  <text:list-item>
                    <text:p>the two swaps A → B → C → D → E → A and A → C → A,<text:line-break/>which could be reorganized to</text:p>
                  </text:list-item>
                  <text:list-item>
                    <text:p>the two swaps A → B → C → A and A → C → D → E → A</text:p>
                  </text:list-item>
                </text:list>
              </text:list-item>
              <text:list-item>
                <text:p>A → B → C → D → E →A results in a gain of A if and only if</text:p>
                <text:list>
                  <text:list-item>
                    <text:p>A → B → C → A results in a gain of A or</text:p>
                  </text:list-item>
                  <text:list-item>
                    <text:p>A → C → D → E → A results in a gain of 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rbitrage Chain Break Up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8">If we assume that for any tokens X and Y, the swap X → Y → X results in the same amount of original X tokens, then from the results on the previous slide, we can always break up an arbitrage chain to smaller chains until only arbitrage chains between 3 different tokens are left</text:p>
              </text:list-item>
              <text:list-item>
                <text:p text:style-name="P8">Swapping multiple tokens offers an arbitrage opportunity only if there exists an arbitrage opportunity between only 3 of the tokens</text:p>
              </text:list-item>
              <text:list-item>
                <text:p text:style-name="P8">It is sufficient to only detect arbitrage opportunities between any 3 different tok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 text:style-name="P1">Arbitrage Exampl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Imagine 3 tokens, A, B and C with the following swaps possible:</text:p>
                <text:list>
                  <text:list-item>
                    <text:p text:style-name="P1">120 A → 100 B and 100 B → 110 A</text:p>
                  </text:list-item>
                  <text:list-item>
                    <text:p text:style-name="P1">150 B → 100 C and 100 C → 140 B</text:p>
                  </text:list-item>
                  <text:list-item>
                    <text:p text:style-name="P1">110 C → 100 A and 100 A → 100 C</text:p>
                  </text:list-item>
                </text:list>
              </text:list-item>
              <text:list-item>
                <text:p text:style-name="P1">Imagine we start with 100 A, we can try to swap in 2 directions:</text:p>
                <text:list>
                  <text:list-item>
                    <text:p text:style-name="P1">100 A → 250/3 B →500/9 C → 5000/99 A = 50.50... A, <text:span text:style-name="T2">we lose &gt; 49 A</text:span></text:p>
                  </text:list-item>
                  <text:list-item>
                    <text:p text:style-name="P13">100 A → 100 C →140 B → 14*11 A = 154 A,<text:span text:style-name="T3"> </text:span><text:span text:style-name="T2">we gain 54 A</text:span></text:p>
                  </text:list-item>
                </text:list>
              </text:list-item>
              <text:list-item>
                <text:p text:style-name="P1">Traders can gain from arbitrage, even though there is a spread between any 2 different tok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Exchange Smart Contract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 Share smart contract needs to interact with an Exchange smart contract</text:p>
              </text:list-item>
              <text:list-item>
                <text:p>This project will provide an order book reference implementation</text:p>
              </text:list-item>
              <text:list-item>
                <text:p>The order book reference implementation will not ask for fees and have some functions to detect arbitrage opportunities</text:p>
              </text:list-item>
              <text:list-item>
                <text:p>The Share smart contract only needs to interact with an interface with 3 functions: ask, bid and cancel order</text:p>
              </text:list-item>
              <text:list-item>
                <text:p>If people want to use another exchange (possibly a liquidity pool exchange), that is fine, as long as the Exchange smart contract implements the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 presentation:user-transformed="true">
          <draw:text-box>
            <text:p>Cryptoshares Adoption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This project only aims to showcase the technical possibility</text:p>
              </text:list-item>
              <text:list-item>
                <text:p>There are also legal requirements, if you own shares of an incorporated company, you have legal rights of ownership, no one guarantees these rights will be enforced for cryptoshares</text:p>
              </text:list-item>
              <text:list-item>
                <text:p>Maybe cryptoshares could work in specific use cases, e.g. when there is a lot of stakeholder involvement</text:p>
              </text:list-item>
              <text:list-item>
                <text:p>Exploring when or how cryptoshares could work is out of sco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 presentation:user-transformed="true">
          <draw:text-box>
            <text:p>II. Functionality of Smart Contracts</text:p>
          </draw:text-box>
        </draw:frame>
        <draw:frame draw:style-name="gr4" draw:text-style-name="P11" draw:layer="layout" svg:width="26.035cm" svg:height="7.835cm" svg:x="0.965cm" svg:y="1.905cm">
          <draw:text-box>
            <text:list text:style-name="L5">
              <text:list-item>
                <text:p text:style-name="P6"><text:span text:style-name="T1">Scrutineer Voting</text:span></text:p>
              </text:list-item>
              <text:list-item>
                <text:p text:style-name="P6"><text:span text:style-name="T1">Scrutineer Decision Parameters</text:span></text:p>
              </text:list-item>
              <text:list-item>
                <text:p text:style-name="P6"><text:span text:style-name="T1">Scrutineer Proposal</text:span></text:p>
              </text:list-item>
              <text:list-item>
                <text:p text:style-name="P6"><text:span text:style-name="T1">Scrutineer Events</text:span></text:p>
              </text:list-item>
              <text:list-item>
                <text:p text:style-name="P6"><text:span text:style-name="T1">Scrutineer Interface</text:span></text:p>
              </text:list-item>
              <text:list-item>
                <text:p text:style-name="P6"><text:span text:style-name="T1">Share Events</text:span></text:p>
              </text:list-item>
              <text:list-item>
                <text:p text:style-name="P6"><text:span text:style-name="T1">Share Interface Overview</text:span></text:p>
              </text:list-item>
              <text:list-item>
                <text:p text:style-name="P6"><text:span text:style-name="T1">Share Information Functions</text:span></text:p>
              </text:list-item>
              <text:list-item>
                <text:p text:style-name="P6"><text:span text:style-name="T1">Shareholder and Exchange Helper Functions</text:span></text:p>
              </text:list-item>
              <text:list-item>
                <text:p text:style-name="P6"><text:span text:style-name="T1">Get Proposal Details Functions</text:span></text:p>
              </text:list-item>
              <text:list-item>
                <text:p text:style-name="P6"><text:span text:style-name="T1">Change Owner Functions</text:span></text:p>
              </text:list-item>
              <text:list-item>
                <text:p text:style-name="P6"><text:span text:style-name="T1">Change Decision Parameters Functions</text:span></text:p>
              </text:list-item>
              <text:list-item>
                <text:p text:style-name="P6"><text:span text:style-name="T1">Corporate Action Functions</text:span></text:p>
              </text:list-item>
              <text:list-item>
                <text:p text:style-name="P6"><text:span text:style-name="T1">Corporate Action Types</text:span></text:p>
              </text:list-item>
              <text:list-item>
                <text:p text:style-name="P6"><text:span text:style-name="T1">Exchange Interface</text:span></text:p>
              </text:list-item>
              <text:list-item>
                <text:p text:style-name="P6"><text:span text:style-name="T1">Fu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Scrutineer Voting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Voting starts if someone makes a <text:span text:style-name="T2">proposal</text:span> for an ERC20 token</text:p>
              </text:list-item>
              <text:list-item>
                <text:p>Owners of the ERC20 token can <text:span text:style-name="T2">vote</text:span> as many times as they want before voting ends, only the last vote counts</text:p>
              </text:list-item>
              <text:list-item>
                <text:p>Before voting has ended, the owner can <text:span text:style-name="T2">withdraw</text:span> the vote</text:p>
              </text:list-item>
              <text:list-item>
                <text:p>After voting has ended, the owner can <text:span text:style-name="T2">resolve</text:span> the vote:</text:p>
                <text:list>
                  <text:list-item>
                    <text:p>There is a time limit to resolve the vote, otherwise the vote expires</text:p>
                  </text:list-item>
                </text:list>
              </text:list-item>
              <text:list-item>
                <text:p>During vote resolution, the last vote of each voter is counted and the weight of the vote is how many ERC20 tokens the voter holds at that mo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Scrutineer Decision Parameter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0">Vote choices are one of: in favor, against, abstain or no vote</text:p>
              </text:list-item>
              <text:list-item>
                <text:p>Voting occurs with some decision parameters:</text:p>
                <text:list>
                  <text:list-item>
                    <text:p>decisionTime: how much time ERC20 token holders can vote</text:p>
                  </text:list-item>
                  <text:list-item>
                    <text:p>executionTime: how much time to resolve the vote after voting ends</text:p>
                  </text:list-item>
                  <text:list-item>
                    <text:p>Quorum: the fraction of the total supply of the ERC20 token that needs to vote in favor, against or abstain</text:p>
                  </text:list-item>
                  <text:list-item>
                    <text:p>Majority: the threshold that the fraction (in favor)/(in favor + against) must reach. <text:s/>This fraction must be greater than 1/2</text:p>
                  </text:list-item>
                </text:list>
              </text:list-item>
              <text:list-item>
                <text:p>A vote only passes if the quorum and majority are met and if the owner resolves the vote i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 presentation:user-transformed="true">
          <draw:text-box>
            <text:p>Scrutineer Proposal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Decision Parameters are set before by the vote owner</text:p>
              </text:list-item>
              <text:list-item>
                <text:p>Different Decision Parameters can be set for different vote types</text:p>
                <text:list>
                  <text:list-item>
                    <text:p>A vote type is just an integer, the default vote type is 0</text:p>
                  </text:list-item>
                </text:list>
              </text:list-item>
              <text:list-item>
                <text:p>At a new proposal:</text:p>
                <text:list>
                  <text:list-item>
                    <text:p>Decision parameters are copied from the owner for the vote type</text:p>
                  </text:list-item>
                  <text:list-item>
                    <text:p>The start time is copied to the proposal</text:p>
                  </text:list-item>
                  <text:list-item>
                    <text:p>The ERC20 token address with which is voted is copied to the proposal</text:p>
                  </text:list-item>
                  <text:list-item>
                    <text:p>These cannot be changed any more for the vote</text:p>
                  </text:list-item>
                </text:list>
              </text:list-item>
              <text:list-item>
                <text:p>The proposal gets a new unique 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Scrutineer Event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Change of decision parameters for an owner and a vote type</text:p>
                <text:list>
                  <text:list-item>
                    <text:p>Indexed parameters: owner, vote type</text:p>
                  </text:list-item>
                  <text:list-item>
                    <text:p>Other parameters: decision time, execution time, quorum, majority</text:p>
                  </text:list-item>
                </text:list>
              </text:list-item>
              <text:list-item>
                <text:p>A vote is opened</text:p>
                <text:list>
                  <text:list-item>
                    <text:p>Indexed parameters: owner, id, ERC20 token</text:p>
                  </text:list-item>
                  <text:list-item>
                    <text:p>Other parameters: vote type, last vote date, last resolution date</text:p>
                  </text:list-item>
                </text:list>
              </text:list-item>
              <text:list-item>
                <text:p>A vote is resolved</text:p>
                <text:list>
                  <text:list-item>
                    <text:p text:style-name="P14">Indexed parameters: owner, id,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Scrutineer Interface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Only owner:</text:p>
                <text:list>
                  <text:list-item>
                    <text:p>Set decision parameters</text:p>
                  </text:list-item>
                  <text:list-item>
                    <text:p>Propose, withdraw or resolve a vote</text:p>
                  </text:list-item>
                  <text:list-item>
                    <text:p>Get votes</text:p>
                  </text:list-item>
                </text:list>
              </text:list-item>
              <text:list-item>
                <text:p>Everyone:</text:p>
                <text:list>
                  <text:list-item>
                    <text:p>Get decision parameters of anyone</text:p>
                  </text:list-item>
                  <text:list-item>
                    <text:p>Get vote details</text:p>
                  </text:list-item>
                  <text:list-item>
                    <text:p>Vote</text:p>
                  </text:list-item>
                  <text:list-item>
                    <text:p>Get vot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Share Even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Request to change the owner</text:p>
              </text:list-item>
              <text:list-item>
                <text:p>Resolve a change of owner vote</text:p>
              </text:list-item>
              <text:list-item>
                <text:p>Request to change the decision parameters</text:p>
              </text:list-item>
              <text:list-item>
                <text:p>Resolve a change of the decision parameters vote</text:p>
              </text:list-item>
              <text:list-item>
                <text:p>Request a corporate action</text:p>
              </text:list-item>
              <text:list-item>
                <text:p>Resolve a corporate action vo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 presentation:user-transformed="true">
          <draw:text-box>
            <text:p>Share Interface Overview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Share information functions</text:p>
              </text:list-item>
              <text:list-item>
                <text:p text:style-name="P1">Shareholder and exchange helper functions</text:p>
              </text:list-item>
              <text:list-item>
                <text:p text:style-name="P1">Get proposal details functions</text:p>
              </text:list-item>
              <text:list-item>
                <text:p text:style-name="P1">Change owner functions</text:p>
              </text:list-item>
              <text:list-item>
                <text:p text:style-name="P1">Change decision parameters functions</text:p>
              </text:list-item>
              <text:list-item>
                <text:p text:style-name="P1">Corporate action fun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 text:style-name="P1">Share Information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Get the amount of</text:p>
                <text:list>
                  <text:list-item>
                    <text:p text:style-name="P1">locked up ERC20 tokens at exchanges<text:line-break/>(because of pending ask and bid orders)</text:p>
                  </text:list-item>
                  <text:list-item>
                    <text:p text:style-name="P1">available ERC20 tokens owned by the Share contract</text:p>
                  </text:list-item>
                  <text:list-item>
                    <text:p text:style-name="P1">treasury shares (shares held by the Share contract that are not locked)</text:p>
                  </text:list-item>
                  <text:list-item>
                    <text:p text:style-name="P1">outstanding shares (shares not held by the Share contract)</text:p>
                  </text:list-item>
                  <text:list-item>
                    <text:p text:style-name="P1">maximum outstanding shares (outstanding shares + locked up shares)</text:p>
                  </text:list-item>
                  <text:list-item>
                    <text:p text:style-name="P1">shar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Shareholder and Exchange Helper Function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 Share smart contract keeps track of</text:p>
                <text:list>
                  <text:list-item>
                    <text:p>Its shareholders in case it needs to pay out dividends</text:p>
                  </text:list-item>
                  <text:list-item>
                    <text:p>Its exchanges to calculate locked up tokens</text:p>
                  </text:list-item>
                </text:list>
              </text:list-item>
              <text:list-item>
                <text:p>Only one function is on the interface (it is used by exchanges):</text:p>
                <text:list>
                  <text:list-item>
                    <text:p>Register a shareholder</text:p>
                  </text:list-item>
                </text:list>
              </text:list-item>
              <text:list-item>
                <text:p>External functions:</text:p>
                <text:list>
                  <text:list-item>
                    <text:p>Pack shareholders and exchanges and get pack information</text:p>
                  </text:list-item>
                </text:list>
              </text:list-item>
              <text:list-item>
                <text:p>Internal function:</text:p>
                <text:list>
                  <text:list-item>
                    <text:p>Register an exchange for an ERC20 tok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Get Proposal Details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Get the proposed new owner of the Share smart contract</text:p>
              </text:list-item>
              <text:list-item>
                <text:p>Get the proposed changed decision parameters of the Share smart contract</text:p>
              </text:list-item>
              <text:list-item>
                <text:p>Get the proposed corporate action details</text:p>
              </text:list-item>
              <text:list-item>
                <text:p>The details are also in the events (event storage is cheap)</text:p>
              </text:list-item>
              <text:list-item>
                <text:p>Only 1 proposal of each type can be active at the same time!<text:line-break/>(A design decision to avoid confusion)</text:p>
              </text:list-item>
              <text:list-item>
                <text:p>To come with a new proposal, the vote for the previous proposal has to either be resolved or withdraw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Change Owner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hange the owner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,<text:line-break/>an event is still emitted, otherwise a vote is opened</text:p>
                  </text:list-item>
                </text:list>
              </text:list-item>
              <text:list-item>
                <text:p>Resolve a vote to change the owner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>Withdraw a vote to change the owner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Change Decision Parameters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0">Change the decision parameters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,<text:line-break/>an event is still emitted, otherwise a vote is opened</text:p>
                  </text:list-item>
                </text:list>
              </text:list-item>
              <text:list-item>
                <text:p text:style-name="P10"><text:span text:style-name="T4">Resolve a vote to change the </text:span>decision parameters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 text:style-name="P10"><text:span text:style-name="T4">Withdraw a vote to change the </text:span>decision parameters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Corporate Action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0">Execute a corporate action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<text:line-break/>(if applicable), an event is still emitted, otherwise a vote is opened</text:p>
                  </text:list-item>
                </text:list>
              </text:list-item>
              <text:list-item>
                <text:p text:style-name="P10">Resolve a corporate action vote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 text:style-name="P10">Withdraw a corporate action vote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Corporate Action Type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ssue shares</text:p>
              </text:list-item>
              <text:list-item>
                <text:p>Destroy shares</text:p>
              </text:list-item>
              <text:list-item>
                <text:p>Raise funds (i.e. sell shares on an exchange)</text:p>
              </text:list-item>
              <text:list-item>
                <text:p>Buy back shares (on an exchange)</text:p>
              </text:list-item>
              <text:list-item>
                <text:p>Cancel an order on an exchange</text:p>
              </text:list-item>
              <text:list-item>
                <text:p>Reverse split (only allowed when no shares are locked up)</text:p>
              </text:list-item>
              <text:list-item>
                <text:p>Distribute a dividend (includes stock splits and optional dividends)</text:p>
              </text:list-item>
              <text:list-item>
                <text:p>Withdraw funds (from the Share smart contrac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Exchange Interfa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Minimal on purpose:</text:p>
                <text:list>
                  <text:list-item>
                    <text:p>Ask</text:p>
                  </text:list-item>
                  <text:list-item>
                    <text:p>Bid</text:p>
                  </text:list-item>
                  <text:list-item>
                    <text:p>Cancel order</text:p>
                  </text:list-item>
                </text:list>
              </text:list-item>
              <text:list-item>
                <text:p>An exchange still has to behave the way the Share contract exp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Futur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Reference implementation for an exchange</text:p>
              </text:list-item>
              <text:list-item>
                <text:p>Tests</text:p>
              </text:list-item>
              <text:list-item>
                <text:p>User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1T22:32:58.409815739</meta:creation-date>
    <meta:editing-duration>PT11H59M58S</meta:editing-duration>
    <meta:editing-cycles>270</meta:editing-cycles>
    <meta:generator>LibreOffice/7.2.7.2$Linux_X86_64 LibreOffice_project/20$Build-2</meta:generator>
    <dc:title>Blue Curve</dc:title>
    <dc:date>2022-06-16T00:41:52.586583396</dc:date>
    <meta:document-statistic meta:object-count="215"/>
  </office:meta>
</office:document-meta>
</file>